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objectwithoutfill">
      <style:graphic-properties draw:stroke="dash" draw:stroke-dash="Fine_20_Dashed" svg:stroke-color="#ff0000" draw:marker-end="" draw:marker-end-width="0.3cm" draw:fill="none" draw:textarea-vertical-align="middle"/>
    </style:style>
    <style:style style:name="P1" style:family="paragraph">
      <style:paragraph-properties fo:text-align="center"/>
      <style:text-properties style:font-name="Helvetica Ne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Helvetica Neue" fo:font-size="8pt" style:font-size-asian="8pt" style:font-size-complex="8pt"/>
    </style:style>
    <style:style style:name="P4" style:family="paragraph">
      <style:text-properties style:font-name="Helvetica Neue" fo:font-size="8pt" style:font-size-asian="8pt" style:font-size-complex="8pt"/>
    </style:style>
    <style:style style:name="P5" style:family="paragraph">
      <style:text-properties style:font-name="Helvetica Neue" fo:font-size="10pt" style:font-size-asian="10pt" style:font-size-complex="10pt"/>
    </style:style>
    <style:style style:name="P6" style:family="paragraph">
      <style:text-properties fo:color="#ff0000"/>
    </style:style>
    <style:style style:name="P7" style:family="paragraph">
      <style:text-properties fo:color="#ff0000" style:font-name="Helvetica Neue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elvetica Neue" fo:font-size="8pt" style:font-size-asian="8pt" style:font-size-complex="8pt"/>
    </style:style>
    <style:style style:name="T2" style:family="text">
      <style:text-properties style:font-name="Helvetica Neue" fo:font-size="10pt" style:font-size-asian="10pt" style:font-size-complex="10pt"/>
    </style:style>
    <style:style style:name="T3" style:family="text">
      <style:text-properties fo:color="#ff0000" style:font-name="Helvetica Ne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858cm" svg:height="7.905cm" svg:x="1.51cm" svg:y="1.635cm">
            <text:p/>
          </draw:rect>
          <draw:rect draw:style-name="gr1" draw:text-style-name="P1" draw:layer="layout" svg:width="6.098cm" svg:height="3.52cm" svg:x="1.764cm" svg:y="5.73cm">
            <text:p/>
          </draw:rect>
          <draw:rect draw:style-name="gr1" draw:text-style-name="P1" draw:layer="layout" svg:width="6.096cm" svg:height="3.206cm" svg:x="1.764cm" svg:y="2.143cm">
            <text:p/>
          </draw:rect>
          <draw:rect draw:style-name="gr2" draw:text-style-name="P3" draw:layer="layout" svg:width="1.905cm" svg:height="0.732cm" svg:x="3.525cm" svg:y="2.585cm">
            <text:p text:style-name="P2"><text:span text:style-name="T1">RSTART</text:span></text:p>
          </draw:rect>
          <draw:frame draw:style-name="gr3" draw:text-style-name="P4" draw:layer="layout" svg:width="1.778cm" svg:height="0.631cm" svg:x="3.542cm" svg:y="2.12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6cm" svg:y="2.686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7cm" svg:y="3.486cm">
            <text:p text:style-name="P2"><text:span text:style-name="T1">WRITE</text:span></text:p>
          </draw:rect>
          <draw:frame draw:style-name="gr3" draw:text-style-name="P4" draw:layer="layout" svg:width="1.651cm" svg:height="0.631cm" svg:x="2.527cm" svg:y="3.587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7cm" svg:y="2.586cm">
            <text:p/>
          </draw:rect>
          <draw:frame draw:style-name="gr3" draw:text-style-name="P4" draw:layer="layout" svg:width="1.778cm" svg:height="0.631cm" svg:x="5.342cm" svg:y="2.121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9cm" svg:y="3.487cm">
            <text:p text:style-name="P2"><text:span text:style-name="T1">N+1</text:span></text:p>
          </draw:rect>
          <draw:rect draw:style-name="gr2" draw:text-style-name="P3" draw:layer="layout" svg:width="1.905cm" svg:height="0.732cm" svg:x="3.528cm" svg:y="4.388cm">
            <text:p text:style-name="P2"><text:span text:style-name="T1">END</text:span></text:p>
          </draw:rect>
          <draw:frame draw:style-name="gr3" draw:text-style-name="P4" draw:layer="layout" svg:width="1.651cm" svg:height="0.631cm" svg:x="2.528cm" svg:y="4.489cm">
            <draw:text-box>
              <text:p><text:span text:style-name="T1">cmd2</text:span></text:p>
            </draw:text-box>
          </draw:frame>
          <draw:rect draw:style-name="gr1" draw:text-style-name="P3" draw:layer="layout" svg:width="1.905cm" svg:height="0.732cm" svg:x="5.43cm" svg:y="4.389cm">
            <text:p/>
          </draw:rect>
          <draw:rect draw:style-name="gr2" draw:text-style-name="P3" draw:layer="layout" svg:width="3.57cm" svg:height="0.732cm" svg:x="3.629cm" svg:y="5.887cm">
            <text:p text:style-name="P2"><text:span text:style-name="T1">(slave_addr&lt;&lt;1| r/w )</text:span></text:p>
          </draw:rect>
          <draw:frame draw:style-name="gr3" draw:text-style-name="P4" draw:layer="layout" svg:width="1.651cm" svg:height="0.631cm" svg:x="2.527cm" svg:y="5.987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3cm" svg:y="6.688cm">
            <text:p text:style-name="P2"><text:span text:style-name="T1">byte0</text:span></text:p>
          </draw:rect>
          <draw:frame draw:style-name="gr3" draw:text-style-name="P4" draw:layer="layout" svg:width="1.651cm" svg:height="0.631cm" svg:x="2.528cm" svg:y="6.788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31cm" svg:y="7.489cm">
            <text:p text:style-name="P2"><text:span text:style-name="T1">byte1</text:span></text:p>
          </draw:rect>
          <draw:frame draw:style-name="gr3" draw:text-style-name="P4" draw:layer="layout" svg:width="1.651cm" svg:height="0.631cm" svg:x="2.529cm" svg:y="7.58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32cm" svg:y="8.39cm">
            <text:p text:style-name="P2"><text:span text:style-name="T1">byte(N-1)</text:span></text:p>
          </draw:rect>
          <draw:frame draw:style-name="gr3" draw:text-style-name="P4" draw:layer="layout" svg:width="1.808cm" svg:height="0.631cm" svg:x="2.473cm" svg:y="8.49cm">
            <draw:text-box>
              <text:p><text:span text:style-name="T1">addrN</text:span></text:p>
            </draw:text-box>
          </draw:frame>
          <draw:frame draw:style-name="gr4" draw:text-style-name="P5" draw:layer="layout" svg:width="1.594cm" svg:height="0.666cm" svg:x="1.564cm" svg:y="1.512cm">
            <draw:text-box>
              <text:p><text:span text:style-name="T2">Master</text:span></text:p>
            </draw:text-box>
          </draw:frame>
          <draw:rect draw:style-name="gr1" draw:text-style-name="P1" draw:layer="layout" svg:width="6.364cm" svg:height="4.954cm" svg:x="10.511cm" svg:y="4.587cm">
            <text:p/>
          </draw:rect>
          <draw:rect draw:style-name="gr1" draw:text-style-name="P1" draw:layer="layout" svg:width="5.459cm" svg:height="3.52cm" svg:x="11.035cm" svg:y="5.731cm">
            <text:p/>
          </draw:rect>
          <draw:rect draw:style-name="gr2" draw:text-style-name="P3" draw:layer="layout" svg:width="3.57cm" svg:height="0.732cm" svg:x="12.63cm" svg:y="5.888cm">
            <text:p text:style-name="P2"><text:span text:style-name="T1">byte0</text:span></text:p>
          </draw:rect>
          <draw:frame draw:style-name="gr3" draw:text-style-name="P4" draw:layer="layout" svg:width="1.651cm" svg:height="0.631cm" svg:x="11.528cm" svg:y="5.988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31cm" svg:y="6.689cm">
            <text:p text:style-name="P2"><text:span text:style-name="T1">byte1</text:span></text:p>
          </draw:rect>
          <draw:frame draw:style-name="gr3" draw:text-style-name="P4" draw:layer="layout" svg:width="1.651cm" svg:height="0.631cm" svg:x="11.529cm" svg:y="6.789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632cm" svg:y="7.49cm">
            <text:p text:style-name="P2"><text:span text:style-name="T1">...</text:span></text:p>
          </draw:rect>
          <draw:frame draw:style-name="gr3" draw:text-style-name="P4" draw:layer="layout" svg:width="1.651cm" svg:height="0.631cm" svg:x="11.53cm" svg:y="7.5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3cm" svg:y="8.391cm">
            <text:p text:style-name="P2"><text:span text:style-name="T1">byte(N-1)</text:span></text:p>
          </draw:rect>
          <draw:frame draw:style-name="gr3" draw:text-style-name="P4" draw:layer="layout" svg:width="1.808cm" svg:height="0.631cm" svg:x="11.174cm" svg:y="8.491cm">
            <draw:text-box>
              <text:p><text:span text:style-name="T1">addr(N-1)</text:span></text:p>
            </draw:text-box>
          </draw:frame>
          <draw:frame draw:style-name="gr4" draw:text-style-name="P5" draw:layer="layout" svg:width="1.366cm" svg:height="0.666cm" svg:x="10.673cm" svg:y="4.7cm">
            <draw:text-box>
              <text:p><text:span text:style-name="T2">Slave</text:span></text:p>
            </draw:text-box>
          </draw:frame>
          <draw:frame draw:style-name="gr3" draw:text-style-name="P5" draw:layer="layout" svg:width="1.143cm" svg:height="0.666cm" svg:x="2.653cm" svg:y="7.943cm">
            <draw:text-box>
              <text:p><text:span text:style-name="T2">...</text:span></text:p>
            </draw:text-box>
          </draw:frame>
          <draw:line draw:style-name="gr5" draw:text-style-name="P1" draw:layer="layout" svg:x1="8.368cm" svg:y1="5.222cm" svg:x2="10.527cm" svg:y2="5.222cm">
            <text:p/>
          </draw:line>
          <draw:line draw:style-name="gr6" draw:text-style-name="P1" draw:layer="layout" svg:x1="8.368cm" svg:y1="6.492cm" svg:x2="10.527cm" svg:y2="6.492cm">
            <text:p/>
          </draw:line>
          <draw:frame draw:style-name="gr7" draw:text-style-name="P5" draw:layer="layout" svg:width="1.778cm" svg:height="0.666cm" svg:x="8.749cm" svg:y="4.606cm">
            <draw:text-box>
              <text:p><text:span text:style-name="T2">SCL</text:span></text:p>
            </draw:text-box>
          </draw:frame>
          <draw:frame draw:style-name="gr7" draw:text-style-name="P5" draw:layer="layout" svg:width="1.778cm" svg:height="0.666cm" svg:x="8.749cm" svg:y="5.907cm">
            <draw:text-box>
              <text:p><text:span text:style-name="T2">SDA</text:span></text:p>
            </draw:text-box>
          </draw:frame>
          <draw:frame draw:style-name="gr3" draw:text-style-name="P4" draw:layer="layout" svg:width="1.141cm" svg:height="0.631cm" svg:x="1.764cm" svg:y="5.828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4cm" svg:y="2.129cm">
            <draw:text-box>
              <text:p><text:span text:style-name="T1">cmd</text:span></text:p>
            </draw:text-box>
          </draw:frame>
          <draw:frame draw:style-name="gr3" draw:text-style-name="P4" draw:layer="layout" svg:width="1.185cm" svg:height="0.631cm" svg:x="10.864cm" svg:y="5.629cm">
            <draw:text-box>
              <text:p><text:span text:style-name="T1">RAM</text:span></text:p>
            </draw:text-box>
          </draw:frame>
          <draw:rect draw:style-name="gr1" draw:text-style-name="P1" draw:layer="layout" svg:width="6.858cm" svg:height="7.366cm" svg:x="1.511cm" svg:y="10.225cm">
            <text:p/>
          </draw:rect>
          <draw:rect draw:style-name="gr1" draw:text-style-name="P1" draw:layer="layout" svg:width="6.098cm" svg:height="3.52cm" svg:x="1.765cm" svg:y="13.631cm">
            <text:p/>
          </draw:rect>
          <draw:rect draw:style-name="gr1" draw:text-style-name="P1" draw:layer="layout" svg:width="6.096cm" svg:height="2.54cm" svg:x="1.765cm" svg:y="10.733cm">
            <text:p/>
          </draw:rect>
          <draw:rect draw:style-name="gr2" draw:text-style-name="P3" draw:layer="layout" svg:width="1.905cm" svg:height="0.732cm" svg:x="3.526cm" svg:y="11.286cm">
            <text:p text:style-name="P2"><text:span text:style-name="T1">WRITE</text:span></text:p>
          </draw:rect>
          <draw:frame draw:style-name="gr3" draw:text-style-name="P4" draw:layer="layout" svg:width="1.778cm" svg:height="0.631cm" svg:x="3.543cm" svg:y="10.721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7cm" svg:y="11.387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8cm" svg:y="12.187cm">
            <text:p text:style-name="P2"><text:span text:style-name="T1">END/STOP</text:span></text:p>
          </draw:rect>
          <draw:frame draw:style-name="gr3" draw:text-style-name="P4" draw:layer="layout" svg:width="1.651cm" svg:height="0.631cm" svg:x="2.528cm" svg:y="12.288cm">
            <draw:text-box>
              <text:p><text:span text:style-name="T1">cmd1</text:span></text:p>
            </draw:text-box>
          </draw:frame>
          <draw:rect draw:style-name="gr2" draw:text-style-name="P3" draw:layer="layout" svg:width="1.905cm" svg:height="0.732cm" svg:x="5.428cm" svg:y="11.287cm">
            <text:p text:style-name="P2"><text:span text:style-name="T1">M</text:span></text:p>
          </draw:rect>
          <draw:frame draw:style-name="gr3" draw:text-style-name="P4" draw:layer="layout" svg:width="1.778cm" svg:height="0.631cm" svg:x="5.343cm" svg:y="10.722cm">
            <draw:text-box>
              <text:p><text:span text:style-name="T1">byte_num</text:span></text:p>
            </draw:text-box>
          </draw:frame>
          <draw:rect draw:style-name="gr1" draw:text-style-name="P3" draw:layer="layout" svg:width="1.905cm" svg:height="0.732cm" svg:x="5.43cm" svg:y="12.188cm">
            <text:p/>
          </draw:rect>
          <draw:rect draw:style-name="gr2" draw:text-style-name="P3" draw:layer="layout" svg:width="3.57cm" svg:height="0.732cm" svg:x="3.63cm" svg:y="13.788cm">
            <text:p text:style-name="P2"><text:span text:style-name="T1">byteN</text:span></text:p>
          </draw:rect>
          <draw:frame draw:style-name="gr3" draw:text-style-name="P4" draw:layer="layout" svg:width="1.651cm" svg:height="0.631cm" svg:x="2.528cm" svg:y="13.888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31cm" svg:y="14.589cm">
            <text:p text:style-name="P2"><text:span text:style-name="T1">byte(N+1)</text:span></text:p>
          </draw:rect>
          <draw:frame draw:style-name="gr3" draw:text-style-name="P4" draw:layer="layout" svg:width="1.651cm" svg:height="0.631cm" svg:x="2.529cm" svg:y="14.689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32cm" svg:y="15.39cm">
            <text:p text:style-name="P2"><text:span text:style-name="T1">byte(N+2)</text:span></text:p>
          </draw:rect>
          <draw:frame draw:style-name="gr3" draw:text-style-name="P4" draw:layer="layout" svg:width="1.651cm" svg:height="0.631cm" svg:x="2.53cm" svg:y="15.4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33cm" svg:y="16.291cm">
            <text:p text:style-name="P2"><text:span text:style-name="T1">byte(M+N-1)</text:span></text:p>
          </draw:rect>
          <draw:frame draw:style-name="gr3" draw:text-style-name="P4" draw:layer="layout" svg:width="1.808cm" svg:height="0.631cm" svg:x="2.474cm" svg:y="16.391cm">
            <draw:text-box>
              <text:p><text:span text:style-name="T1">addrM</text:span></text:p>
            </draw:text-box>
          </draw:frame>
          <draw:frame draw:style-name="gr4" draw:text-style-name="P5" draw:layer="layout" svg:width="1.594cm" svg:height="0.666cm" svg:x="1.565cm" svg:y="10.113cm">
            <draw:text-box>
              <text:p><text:span text:style-name="T2">Master</text:span></text:p>
            </draw:text-box>
          </draw:frame>
          <draw:frame draw:style-name="gr3" draw:text-style-name="P5" draw:layer="layout" svg:width="1.143cm" svg:height="0.666cm" svg:x="2.654cm" svg:y="15.844cm">
            <draw:text-box>
              <text:p><text:span text:style-name="T2">...</text:span></text:p>
            </draw:text-box>
          </draw:frame>
          <draw:frame draw:style-name="gr3" draw:text-style-name="P4" draw:layer="layout" svg:width="1.267cm" svg:height="0.631cm" svg:x="1.765cm" svg:y="13.729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5cm" svg:y="11.03cm">
            <draw:text-box>
              <text:p><text:span text:style-name="T1">cmd</text:span></text:p>
            </draw:text-box>
          </draw:frame>
          <draw:rect draw:style-name="gr1" draw:text-style-name="P1" draw:layer="layout" svg:width="6.362cm" svg:height="4.954cm" svg:x="10.513cm" svg:y="11.388cm">
            <text:p/>
          </draw:rect>
          <draw:rect draw:style-name="gr1" draw:text-style-name="P1" draw:layer="layout" svg:width="5.715cm" svg:height="3.668cm" svg:x="10.779cm" svg:y="12.384cm">
            <text:p/>
          </draw:rect>
          <draw:rect draw:style-name="gr2" draw:text-style-name="P3" draw:layer="layout" svg:width="3.57cm" svg:height="0.732cm" svg:x="12.632cm" svg:y="12.689cm">
            <text:p text:style-name="P2"><text:span text:style-name="T1">byte(N-1)</text:span></text:p>
          </draw:rect>
          <draw:frame draw:style-name="gr3" draw:text-style-name="P4" draw:layer="layout" svg:width="1.894cm" svg:height="0.631cm" svg:x="11.087cm" svg:y="12.789cm">
            <draw:text-box>
              <text:p><text:span text:style-name="T1">addr(N-1)</text:span></text:p>
            </draw:text-box>
          </draw:frame>
          <draw:rect draw:style-name="gr2" draw:text-style-name="P3" draw:layer="layout" svg:width="3.57cm" svg:height="0.732cm" svg:x="12.633cm" svg:y="13.49cm">
            <text:p text:style-name="P2"><text:span text:style-name="T1">byteN</text:span></text:p>
          </draw:rect>
          <draw:frame draw:style-name="gr3" draw:text-style-name="P4" draw:layer="layout" svg:width="1.651cm" svg:height="0.631cm" svg:x="11.531cm" svg:y="13.59cm">
            <draw:text-box>
              <text:p><text:span text:style-name="T1">addrN</text:span></text:p>
            </draw:text-box>
          </draw:frame>
          <draw:rect draw:style-name="gr2" draw:text-style-name="P3" draw:layer="layout" svg:width="3.57cm" svg:height="0.732cm" svg:x="12.634cm" svg:y="14.291cm">
            <text:p text:style-name="P2"><text:span text:style-name="T1">...</text:span></text:p>
          </draw:rect>
          <draw:frame draw:style-name="gr3" draw:text-style-name="P4" draw:layer="layout" svg:width="1.651cm" svg:height="0.631cm" svg:x="11.532cm" svg:y="14.391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5cm" svg:y="15.192cm">
            <text:p text:style-name="P2"><text:span text:style-name="T1">byte(M+N-1)</text:span></text:p>
          </draw:rect>
          <draw:frame draw:style-name="gr3" draw:text-style-name="P4" draw:layer="layout" svg:width="2.286cm" svg:height="0.631cm" svg:x="10.706cm" svg:y="15.292cm">
            <draw:text-box>
              <text:p><text:span text:style-name="T1">addr(M+N-1)</text:span></text:p>
            </draw:text-box>
          </draw:frame>
          <draw:frame draw:style-name="gr4" draw:text-style-name="P5" draw:layer="layout" svg:width="1.366cm" svg:height="0.666cm" svg:x="10.675cm" svg:y="11.501cm">
            <draw:text-box>
              <text:p><text:span text:style-name="T2">Slave</text:span></text:p>
            </draw:text-box>
          </draw:frame>
          <draw:line draw:style-name="gr5" draw:text-style-name="P1" draw:layer="layout" svg:x1="8.37cm" svg:y1="12.023cm" svg:x2="10.529cm" svg:y2="12.023cm">
            <text:p/>
          </draw:line>
          <draw:line draw:style-name="gr6" draw:text-style-name="P1" draw:layer="layout" svg:x1="8.37cm" svg:y1="13.293cm" svg:x2="10.529cm" svg:y2="13.293cm">
            <text:p/>
          </draw:line>
          <draw:frame draw:style-name="gr7" draw:text-style-name="P5" draw:layer="layout" svg:width="1.778cm" svg:height="0.666cm" svg:x="8.751cm" svg:y="11.407cm">
            <draw:text-box>
              <text:p><text:span text:style-name="T2">SCL</text:span></text:p>
            </draw:text-box>
          </draw:frame>
          <draw:frame draw:style-name="gr7" draw:text-style-name="P5" draw:layer="layout" svg:width="1.778cm" svg:height="0.666cm" svg:x="8.751cm" svg:y="12.708cm">
            <draw:text-box>
              <text:p><text:span text:style-name="T2">SDA</text:span></text:p>
            </draw:text-box>
          </draw:frame>
          <draw:frame draw:style-name="gr3" draw:text-style-name="P4" draw:layer="layout" svg:width="1.183cm" svg:height="0.631cm" svg:x="10.866cm" svg:y="12.43cm">
            <draw:text-box>
              <text:p><text:span text:style-name="T1">RAM</text:span></text:p>
            </draw:text-box>
          </draw:frame>
          <draw:line draw:style-name="gr8" draw:text-style-name="P1" draw:layer="layout" svg:x1="1.5cm" svg:y1="9.89cm" svg:x2="19.534cm" svg:y2="9.89cm">
            <text:p/>
          </draw:line>
          <draw:frame draw:style-name="gr9" draw:text-style-name="P7" draw:layer="layout" svg:width="2.54cm" svg:height="1.012cm" svg:x="16.883cm" svg:y="9.128cm">
            <draw:text-box>
              <text:p text:style-name="P6"><text:span text:style-name="T3">Segment0</text:span></text:p>
            </draw:text-box>
          </draw:frame>
          <draw:frame draw:style-name="gr9" draw:text-style-name="P7" draw:layer="layout" svg:width="2.54cm" svg:height="1.012cm" svg:x="16.883cm" svg:y="10.028cm">
            <draw:text-box>
              <text:p text:style-name="P6"><text:span text:style-name="T3">Segment1</text:span></text:p>
            </draw:text-box>
          </draw:frame>
          <draw:line draw:style-name="gr10" draw:text-style-name="P2" draw:layer="layout" svg:x1="1.535cm" svg:y1="17.972cm" svg:x2="19.569cm" svg:y2="18.099cm">
            <text:p/>
          </draw:line>
          <draw:rect draw:style-name="gr1" draw:text-style-name="P1" draw:layer="layout" svg:width="6.858cm" svg:height="2.267cm" svg:x="1.512cm" svg:y="18.307cm">
            <text:p/>
          </draw:rect>
          <draw:rect draw:style-name="gr1" draw:text-style-name="P1" draw:layer="layout" svg:width="6.096cm" svg:height="1.486cm" svg:x="1.766cm" svg:y="18.834cm">
            <text:p/>
          </draw:rect>
          <draw:rect draw:style-name="gr2" draw:text-style-name="P3" draw:layer="layout" svg:width="1.905cm" svg:height="0.732cm" svg:x="3.527cm" svg:y="19.387cm">
            <text:p text:style-name="P2"><text:span text:style-name="T1">STOP</text:span></text:p>
          </draw:rect>
          <draw:frame draw:style-name="gr3" draw:text-style-name="P4" draw:layer="layout" svg:width="1.778cm" svg:height="0.631cm" svg:x="3.544cm" svg:y="18.822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8cm" svg:y="19.488cm">
            <draw:text-box>
              <text:p><text:span text:style-name="T1">cmd0</text:span></text:p>
            </draw:text-box>
          </draw:frame>
          <draw:rect draw:style-name="gr1" draw:text-style-name="P3" draw:layer="layout" svg:width="1.905cm" svg:height="0.732cm" svg:x="5.429cm" svg:y="19.388cm">
            <text:p/>
          </draw:rect>
          <draw:frame draw:style-name="gr3" draw:text-style-name="P4" draw:layer="layout" svg:width="1.778cm" svg:height="0.631cm" svg:x="5.344cm" svg:y="18.823cm">
            <draw:text-box>
              <text:p><text:span text:style-name="T1">byte_num</text:span></text:p>
            </draw:text-box>
          </draw:frame>
          <draw:frame draw:style-name="gr4" draw:text-style-name="P5" draw:layer="layout" svg:width="1.594cm" svg:height="0.666cm" svg:x="1.566cm" svg:y="18.214cm">
            <draw:text-box>
              <text:p><text:span text:style-name="T2">Master</text:span></text:p>
            </draw:text-box>
          </draw:frame>
          <draw:frame draw:style-name="gr3" draw:text-style-name="P4" draw:layer="layout" svg:width="1.27cm" svg:height="0.631cm" svg:x="1.766cm" svg:y="19.131cm">
            <draw:text-box>
              <text:p><text:span text:style-name="T1">cmd</text:span></text:p>
            </draw:text-box>
          </draw:frame>
          <draw:frame draw:style-name="gr9" draw:text-style-name="P7" draw:layer="layout" svg:width="2.54cm" svg:height="1.012cm" svg:x="16.783cm" svg:y="18.128cm">
            <draw:text-box>
              <text:p text:style-name="P6"><text:span text:style-name="T3">Segment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1:20:26.568544307</meta:creation-date>
    <dc:date>2019-07-29T14:32:45.206203586</dc:date>
    <meta:editing-duration>PT38M24S</meta:editing-duration>
    <meta:editing-cycles>32</meta:editing-cycles>
    <meta:generator>LibreOffice/4.2.8.2$Linux_X86_64 LibreOffice_project/420m0$Build-2</meta:generator>
    <meta:document-statistic meta:object-count="96"/>
  </office:meta>
</office:document-meta>
</file>